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CC000004646EA3DCAEA73A5C9E.png" manifest:media-type="image/png"/>
  <manifest:file-entry manifest:full-path="Pictures/10000001000007D00000046404685F0CFC001BAF.png" manifest:media-type="image/png"/>
  <manifest:file-entry manifest:full-path="Pictures/10000001000007CC0000046465A034065CB0CA45.png" manifest:media-type="image/png"/>
  <manifest:file-entry manifest:full-path="Pictures/10000001000005A00000045C8532FE023AB4C082.png" manifest:media-type="image/png"/>
  <manifest:file-entry manifest:full-path="Pictures/10000001000007C40000045C9D57737BC3C509A3.png" manifest:media-type="image/png"/>
  <manifest:file-entry manifest:full-path="Pictures/10000001000003500000044C47CB0C2F4694C892.png" manifest:media-type="image/png"/>
  <manifest:file-entry manifest:full-path="Pictures/10000001000007C800000464A7A866E54A210546.png" manifest:media-type="image/png"/>
  <manifest:file-entry manifest:full-path="Pictures/100000010000034A0000042895F08A0685D464FB.png" manifest:media-type="image/png"/>
  <manifest:file-entry manifest:full-path="Pictures/10000001000007D000000460346AC5591BC480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96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8.125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7.967cm, 0cm)" draw:image-opacity="100%" style:mirror="none"/>
    </style:style>
    <style:style style:name="gr5" style:family="graphic" style:parent-style-name="standard">
      <style:graphic-properties draw:fill-color="#18304a" draw:textarea-horizontal-align="justify" draw:textarea-vertical-align="middle" draw:auto-grow-height="false" fo:min-height="4.5cm" fo:min-width="9.25cm" draw:shadow="visib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614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18304a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4.525cm" svg:x="1cm" svg:y="2.75cm">
          <draw:image xlink:href="Pictures/10000001000007D000000460346AC5591BC480BB.png" xlink:type="simple" xlink:show="embed" xlink:actuate="onLoad" draw:mime-type="image/png">
            <text:p/>
          </draw:image>
        </draw:frame>
        <draw:frame draw:style-name="gr2" draw:text-style-name="P1" draw:layer="layout" svg:width="7.249cm" svg:height="14.525cm" svg:x="9.001cm" svg:y="2.725cm">
          <draw:image xlink:href="Pictures/10000001000007D000000460346AC5591BC480BB.png" xlink:type="simple" xlink:show="embed" xlink:actuate="onLoad" draw:mime-type="image/png">
            <text:p/>
          </draw:image>
        </draw:frame>
        <draw:g>
          <draw:frame draw:style-name="gr3" draw:text-style-name="P1" draw:layer="layout" svg:width="8.862cm" svg:height="12.55cm" svg:x="1.118cm" svg:y="3.75cm">
            <draw:image xlink:href="Pictures/100000010000034A0000042895F08A0685D464FB.png" xlink:type="simple" xlink:show="embed" xlink:actuate="onLoad" draw:mime-type="image/png">
              <text:p/>
            </draw:image>
          </draw:frame>
          <draw:frame draw:style-name="gr4" draw:text-style-name="P1" draw:layer="layout" svg:width="8.933cm" svg:height="0.506cm" svg:x="1cm" svg:y="15.994cm">
            <draw:image xlink:href="Pictures/10000001000003500000044C47CB0C2F4694C892.png" xlink:type="simple" xlink:show="embed" xlink:actuate="onLoad" draw:mime-type="image/png">
              <text:p/>
            </draw:image>
          </draw:frame>
        </draw:g>
        <draw:custom-shape draw:style-name="gr5" draw:text-style-name="P2" draw:layer="layout" svg:width="9.75cm" svg:height="4.75cm" svg:x="16.5cm" svg:y="7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1" draw:layer="layout" svg:width="24.867cm" svg:height="19.589cm" svg:x="1.75cm" svg:y="0.986cm">
          <draw:image xlink:href="Pictures/10000001000005A00000045C8532FE023AB4C08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3" draw:text-style-name="P1" draw:layer="layout" svg:width="25.939cm" svg:height="14.606cm" svg:x="1.01cm" svg:y="3.478cm">
          <draw:image xlink:href="Pictures/10000001000007CC0000046465A034065CB0CA45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3" draw:text-style-name="P1" draw:layer="layout" svg:width="25.939cm" svg:height="14.577cm" svg:x="1.01cm" svg:y="3.492cm">
          <draw:image xlink:href="Pictures/10000001000007D00000046404685F0CFC001BAF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3" draw:text-style-name="P1" draw:layer="layout" svg:width="25.939cm" svg:height="14.561cm" svg:x="1.01cm" svg:y="3.5cm">
          <draw:image xlink:href="Pictures/10000001000007C40000045C9D57737BC3C509A3.png" xlink:type="simple" xlink:show="embed" xlink:actuate="onLoad" draw:mime-type="image/png">
            <text:p/>
          </draw:image>
        </draw:frame>
        <draw:frame draw:style-name="gr3" draw:text-style-name="P1" draw:layer="layout" svg:width="25.939cm" svg:height="14.606cm" svg:x="1.01cm" svg:y="3.478cm">
          <draw:image xlink:href="Pictures/10000001000007CC000004646EA3DCAEA73A5C9E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3" draw:text-style-name="P1" draw:layer="layout" svg:width="26.586cm" svg:height="15cm" svg:x="0.5cm" svg:y="2.5cm">
          <draw:image xlink:href="Pictures/10000001000007C800000464A7A866E54A210546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g>
          <draw:frame draw:style-name="gr3" draw:text-style-name="P1" draw:layer="layout" svg:width="16.233cm" svg:height="20.003cm" svg:x="5.717cm" svg:y="0.75cm">
            <draw:image xlink:href="Pictures/100000010000034A0000042895F08A0685D464FB.png" xlink:type="simple" xlink:show="embed" xlink:actuate="onLoad" draw:mime-type="image/png">
              <text:p/>
            </draw:image>
          </draw:frame>
          <draw:frame draw:style-name="gr4" draw:text-style-name="P1" draw:layer="layout" svg:width="16.364cm" svg:height="0.806cm" svg:x="5.5cm" svg:y="20.266cm">
            <draw:image xlink:href="Pictures/10000001000003500000044C47CB0C2F4694C892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1T23:59:15.487389134</meta:creation-date>
    <dc:date>2022-08-02T00:12:10.516552962</dc:date>
    <meta:editing-duration>PT12M59S</meta:editing-duration>
    <meta:editing-cycles>2</meta:editing-cycles>
    <meta:generator>LibreOffice/7.3.4.2$Linux_X86_64 LibreOffice_project/30$Build-2</meta:generator>
    <meta:document-statistic meta:object-count="15"/>
  </office:meta>
</office:document-meta>
</file>